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0">
      <style:table-cell-properties style:vertical-align="automatic" fo:wrap-option="wrap" fo:background-color="#FFFF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30">
      <style:table-cell-properties style:vertical-align="automatic" fo:wrap-option="wrap" fo:background-color="#FFFF00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22pt" style:use-optimal-row-height="true" fo:break-before="auto"/>
    </style:style>
    <style:style style:name="ro3" style:family="table-row">
      <style:table-row-properties style:row-height="107pt" style:use-optimal-row-height="true" fo:break-before="auto"/>
    </style:style>
    <style:style style:name="ro4" style:family="table-row">
      <style:table-row-properties style:row-height="68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4">
            <text:p>15</text:p>
          </table:table-cell>
          <table:table-cell office:value-type="string" table:style-name="ce5">
            <text:p>Výpočet s paramterom γ = 5 použitím Jacobiho metódy. Vstupná matica A spĺňa podmienku konvergencie. <text:s/>Výpočet hľadaného vektora x prebiehal pomocou maticového násobenia vo vzťahu x<text:span text:style-name="T2">k</text:span><text:s/>= D<text:span text:style-name="T3">-1</text:span><text:s/>[b - (L+U)x<text:span text:style-name="T2">k-1</text:span>] . U je horná trojuholníková matica, L je dolná trojuholníková matica a D je diagonálna matica.</text:p>
          </table:table-cell>
          <table:table-cell office:value-type="string" table:style-name="ce5">
            <text:p>Keďže matica A spĺňa podmienku konvergencie, teda je ostro diagonálne dominantná, po 15 iteráciách dostávame výsledok.<text:s/>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Jb</text:p>
          </table:table-cell>
          <table:table-cell office:value-type="string" table:style-name="ce4">
            <text:p>x</text:p>
          </table:table-cell>
          <table:table-cell office:value-type="string" table:style-name="ce5">
            <text:p>Výpočet s paramterom γ = 2 použitím Jacobiho metódy. Výpočet hľadaného vektora x prebiehal pomocou maticového násobenia vo vzťahu x<text:span text:style-name="T2">k</text:span><text:s/>= D<text:span text:style-name="T3">-1</text:span><text:s/>[b - (L+U)x<text:span text:style-name="T2">k-1</text:span>]. U je horná trojuholníková matica, U je dolná trojuholníková matica a L je diagonálna matica.</text:p>
          </table:table-cell>
          <table:table-cell office:value-type="string" table:style-name="ce5">
            <text:p>Matica A nespĺňa podmienku konvergencie - nie je ostro diagonálne dominantná. Napriek tomu vektor x konverguje k riešeniu. Toto riešenie získa po 987 iteráciách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Jc</text:p>
          </table:table-cell>
          <table:table-cell office:value-type="string" table:style-name="ce4">
            <text:p>x</text:p>
          </table:table-cell>
          <table:table-cell office:value-type="string" table:style-name="ce5">
            <text:p>Výpočet s paramterom γ = 1/2 použitím Jacobiho metódy. Matica nespĺňa podmienku konvergencie, keďže pre ňu neplatí, že je ostro diagonálne dominantná.</text:p>
          </table:table-cell>
          <table:table-cell office:value-type="string" table:style-name="ce5">
            <text:p>Matica nespĺňa podmienku konvergencie, pomocou Jacobiho metódy nevieme zistiť výsledok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Výpočet s paramterom γ = 5 použitím Gauss-Seidelovej metódy. Vstupná matica A spĺňa podmienku konvergencie. <text:s/>Výpočet hľadaného vektora x prebiehal pomocou maticového násobenia vo vzťahu x<text:span text:style-name="T2">k</text:span><text:s/>= (D+L)<text:span text:style-name="T3">-1</text:span>(D+L-A)x<text:span text:style-name="T2">k-1.<text:s/></text:span>U je horná trojuholníková matica, L je dolná trojuholníková matica a D je diagonálna matica.</text:p>
          </table:table-cell>
          <table:table-cell office:value-type="string" table:style-name="ce5">
            <text:p>Matica A spĺňa podmienku konvergencie - je pozitívne definitná. Získame teda riešenie s požadovanou presnoťou po 10 iteráciách, čo je rýchlejšie ako jacobiho metóda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Sb</text:p>
          </table:table-cell>
          <table:table-cell office:value-type="float" office:value="495" table:style-name="ce4">
            <text:p>495</text:p>
          </table:table-cell>
          <table:table-cell office:value-type="string" table:style-name="ce5">
            <text:p>Výpočet s paramterom γ = 2 použitím Gauss-Seidelovej metódy. Vstupná matica A spĺňa podmienku konvergencie. <text:s/>Výpočet hľadaného vektora x prebiehal pomocou maticového násobenia vo vzťahu x<text:span text:style-name="T2">k</text:span><text:s/>= (D+L)<text:span text:style-name="T3">-1</text:span>(D+L-A)x<text:span text:style-name="T2">k-1.<text:s/></text:span><text:s/>U je horná trojuholníková matica, L je dolná trojuholníková matica a D je diagonálna matica.</text:p>
          </table:table-cell>
          <table:table-cell office:value-type="string" table:style-name="ce5">
            <text:p>Matica A spĺňa podmienku konvergencie - je pozitívne definitná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Sc</text:p>
          </table:table-cell>
          <table:table-cell office:value-type="string" table:style-name="ce4">
            <text:p>x</text:p>
          </table:table-cell>
          <table:table-cell office:value-type="string" table:style-name="ce5">
            <text:p>Výpočet s paramterom γ = 1/2 použitím Gauss-Seidelovej metódy. Matica A nespĺňa podmienku konvergencie, pretože nie je pozitívne definitná.</text:p>
          </table:table-cell>
          <table:table-cell office:value-type="string" table:style-name="ce5">
            <text:p>Matica nespĺňa podmienku konvergencie, pretože nie je pozitívne definitná.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(případné další varianty – popište)</text:p>
          </table:table-cell>
          <table:table-cell table:style-name="ce7"/>
          <table:table-cell table:number-columns-repeated="2" table:style-name="ce8"/>
          <table:table-cell table:number-columns-repeated="16380"/>
        </table:table-row>
        <table:table-row table:number-rows-repeated="2" table:style-name="ro6">
          <table:table-cell table:number-columns-repeated="2" table:style-name="ce7"/>
          <table:table-cell table:number-columns-repeated="2" table:style-name="ce8"/>
          <table:table-cell table:number-columns-repeated="1638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office:value-type="string" table:style-name="ce1">
            <text:p>celkový komentář (máte-li)</text:p>
          </table:table-cell>
          <table:table-cell office:value-type="string" table:number-columns-spanned="3" table:number-rows-spanned="4" table:style-name="ce9">
            <text:p>Všetky riešenia hľadaného vektora x budú konvergovať k jednotkovému vektoru.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table:style-name="ce1"/>
          <table:covered-table-cell/>
          <table:covered-table-cell table:number-columns-repeated="2"/>
          <table:table-cell table:number-columns-repeated="16380"/>
        </table:table-row>
        <table:table-row table:number-rows-repeated="2" table:style-name="ro6">
          <table:table-cell/>
          <table:covered-table-cell/>
          <table:covered-table-cell table:number-columns-repeated="2"/>
          <table:table-cell table:number-columns-repeated="16380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0-11-26T09:57:18Z</meta:creation-date>
    <dc:date>2021-12-02T19:51:37Z</dc:date>
    <meta:editing-cycles>4</meta:editing-cycles>
    <meta:editing-duration>PT446S</meta:editing-duration>
  </office:meta>
</office:document-meta>
</file>